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Times" fo:font-size="28pt"/>
    </style:style>
    <style:style style:name="P2" style:family="paragraph" style:parent-style-name="Standard">
      <style:text-properties style:font-name="Times" fo:font-size="20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Standard">
      <style:text-properties style:font-name="Times" fo:font-size="12pt" fo:background-color="#ffffff"/>
    </style:style>
    <style:style style:name="P5" style:family="paragraph" style:parent-style-name="Standard">
      <style:text-properties style:font-name="Times" fo:font-size="12pt" officeooo:paragraph-rsid="000fbd38" fo:background-color="#ffffff"/>
    </style:style>
    <style:style style:name="P6" style:family="paragraph" style:parent-style-name="Standard">
      <style:text-properties style:font-name="Times" fo:font-size="12pt" fo:font-weight="bold"/>
    </style:style>
    <style:style style:name="P7" style:family="paragraph" style:parent-style-name="Standard">
      <style:text-properties style:font-name="Times" fo:font-size="12pt" fo:font-weight="bold" style:font-weight-asian="bold" style:font-weight-complex="bold"/>
    </style:style>
    <style:style style:name="P8" style:family="paragraph" style:parent-style-name="Standard">
      <style:text-properties style:font-name="Times" fo:font-size="12pt" fo:font-style="italic"/>
    </style:style>
    <style:style style:name="P9" style:family="paragraph" style:parent-style-name="Standard">
      <style:text-properties style:font-name="Times" fo:font-size="12pt" officeooo:paragraph-rsid="000fbd38"/>
    </style:style>
    <style:style style:name="P10" style:family="paragraph" style:parent-style-name="Standard">
      <style:text-properties officeooo:paragraph-rsid="0006cc75"/>
    </style:style>
    <style:style style:name="P11" style:family="paragraph" style:parent-style-name="Standard">
      <style:text-properties officeooo:paragraph-rsid="000d2bbb"/>
    </style:style>
    <style:style style:name="P12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Times" fo:font-size="12pt"/>
    </style:style>
    <style:style style:name="P13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Times" fo:font-size="3pt"/>
    </style:style>
    <style:style style:name="P1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bold"/>
    </style:style>
    <style:style style:name="P15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16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17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18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19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0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1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2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3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4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5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26" style:family="paragraph" style:parent-style-name="Standard" style:list-style-name="L15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officeooo:paragraph-rsid="00083f72"/>
    </style:style>
    <style:style style:name="P27" style:family="paragraph" style:parent-style-name="Standard">
      <style:text-properties style:font-name="Times" fo:font-size="12pt" officeooo:paragraph-rsid="000d2bbb"/>
    </style:style>
    <style:style style:name="P28" style:family="paragraph" style:parent-style-name="Standard">
      <style:text-properties style:font-name="Times" fo:font-size="12pt" fo:letter-spacing="normal" officeooo:paragraph-rsid="000fbd38" fo:background-color="#ffffff"/>
    </style:style>
    <style:style style:name="P29" style:family="paragraph" style:parent-style-name="Standard">
      <style:text-properties style:font-name="Times" fo:font-size="12pt" style:font-size-asian="10.5pt" style:font-size-complex="12pt"/>
    </style:style>
    <style:style style:name="P30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</style:style>
    <style:style style:name="P31" style:family="paragraph" style:parent-style-name="Standard" style:list-style-name="L1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officeooo:paragraph-rsid="001160bf"/>
    </style:style>
    <style:style style:name="P32" style:family="paragraph" style:parent-style-name="Standard">
      <style:text-properties fo:color="#000000" style:font-name="Times" fo:font-size="12pt" fo:letter-spacing="normal" officeooo:paragraph-rsid="000fbd38"/>
    </style:style>
    <style:style style:name="P33" style:family="paragraph" style:parent-style-name="Standard" style:list-style-name="L1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Times" fo:font-size="12pt" fo:letter-spacing="normal" fo:font-style="normal" fo:font-weight="normal" officeooo:paragraph-rsid="00083f72"/>
    </style:style>
    <style:style style:name="P34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35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 fo:background-color="#ffffff"/>
    </style:style>
    <style:style style:name="P36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letter-spacing="normal"/>
    </style:style>
    <style:style style:name="P37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letter-spacing="normal" fo:font-weight="bold" fo:background-color="#ffffff"/>
    </style:style>
    <style:style style:name="P38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/>
    </style:style>
    <style:style style:name="P39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background-color="#ffffff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4pt"/>
    </style:style>
    <style:style style:name="T4" style:family="text">
      <style:text-properties fo:letter-spacing="normal"/>
    </style:style>
    <style:style style:name="T5" style:family="text">
      <style:text-properties fo:letter-spacing="normal" fo:font-style="italic"/>
    </style:style>
    <style:style style:name="T6" style:family="text">
      <style:text-properties fo:letter-spacing="normal" fo:font-weight="bold"/>
    </style:style>
    <style:style style:name="T7" style:family="text">
      <style:text-properties fo:color="#000000" fo:letter-spacing="normal"/>
    </style:style>
    <style:style style:name="T8" style:family="text">
      <style:text-properties fo:color="#000000" fo:letter-spacing="normal" fo:font-weight="bold"/>
    </style:style>
    <style:style style:name="T9" style:family="text">
      <style:text-properties fo:color="#000000" fo:letter-spacing="normal" fo:font-weight="bold" fo:background-color="#ffffff" loext:char-shading-value="0"/>
    </style:style>
    <style:style style:name="T10" style:family="text">
      <style:text-properties fo:color="#000000" fo:letter-spacing="normal" fo:font-style="italic" fo:background-color="#ffffff" loext:char-shading-value="0"/>
    </style:style>
    <style:style style:name="T11" style:family="text">
      <style:text-properties style:font-name="Times" fo:font-size="12pt"/>
    </style:style>
    <style:style style:name="T12" style:family="text">
      <style:text-properties style:font-name="Times" fo:font-size="12pt" fo:font-weight="bold"/>
    </style:style>
    <style:style style:name="T13" style:family="text">
      <style:text-properties style:font-name="Times" fo:font-size="12pt" officeooo:rsid="000dfabb"/>
    </style:style>
    <style:style style:name="T14" style:family="text">
      <style:text-properties officeooo:rsid="000dc211"/>
    </style:style>
    <style:style style:name="T15" style:family="text">
      <style:text-properties fo:font-variant="normal" fo:text-transform="none" style:font-name="Times" fo:font-size="12pt" fo:letter-spacing="normal" fo:font-style="normal" fo:font-weight="normal"/>
    </style:style>
    <style:style style:name="T16" style:family="text">
      <style:text-properties fo:font-variant="normal" fo:text-transform="none" style:font-name="Times" fo:font-size="12pt" fo:letter-spacing="normal" fo:font-style="normal" fo:font-weight="normal" officeooo:rsid="001160bf"/>
    </style:style>
    <style:style style:name="T17" style:family="text">
      <style:text-properties fo:font-variant="normal" fo:text-transform="none" style:font-name="Times" fo:font-size="12pt" fo:letter-spacing="normal" fo:font-style="normal" fo:font-weight="normal" officeooo:rsid="001248e9"/>
    </style:style>
    <style:style style:name="T18" style:family="text">
      <style:text-properties officeooo:rsid="001248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VENDU </text:span>DUARI</text:p>
      <text:p text:style-name="P12"><text:a xlink:type="simple" xlink:href="mailto:navendu.mcs19.du@gmail.com" text:style-name="Internet_20_link" text:visited-style-name="Visited_20_Internet_20_Link">navendu.mcs19.du@gmail.com</text:a> <text:s text:c="3"/>| <text:s text:c="4"/><text:a xlink:type="simple" xlink:href="http://navenduduari.github.io/" text:style-name="Internet_20_link" text:visited-style-name="Visited_20_Internet_20_Link">navenduduari.github.io</text:a> <text:s text:c="4"/>| <text:s text:c="4"/>+91-7003890461</text:p>
      <text:p text:style-name="P13"/>
      <text:p text:style-name="P2">EXPERIENCE</text:p>
      <text:p text:style-name="P3"/>
      <text:p text:style-name="P6">FlyBy</text:p>
      <text:p text:style-name="P3"><text:a xlink:type="simple" xlink:href="http://letsflyby.com/" text:style-name="Internet_20_link" text:visited-style-name="Visited_20_Internet_20_Link">letsflyby.com</text:a></text:p>
      <text:p text:style-name="P3">May 2020 – Present</text:p>
      <text:p text:style-name="P8">Member of Founding Team</text:p>
      <text:p text:style-name="P3"/>
      <text:p text:style-name="P6">Insticram Systems Pvt. Ltd.</text:p>
      <text:p text:style-name="P3"><text:a xlink:type="simple" xlink:href="http://yoursown.com/" text:style-name="Internet_20_link" text:visited-style-name="Visited_20_Internet_20_Link">yoursown.com</text:a></text:p>
      <text:p text:style-name="P3">January 2020 – May 2020</text:p>
      <text:p text:style-name="P3"><text:span text:style-name="T2">Technical Developer</text:span><text:span text:style-name="T1"> </text:span>(remote)</text:p>
      <text:p text:style-name="P3"/>
      <text:p text:style-name="P2">EDUCATION</text:p>
      <text:p text:style-name="P3"/>
      <text:p text:style-name="P3"><text:span text:style-name="T1">M. Sc. Computer Science : </text:span>Department of Computer Science, University of Delhi <text:span text:style-name="T1">(7.8)</text:span></text:p>
      <text:p text:style-name="P3">August 2019 – Present</text:p>
      <text:p text:style-name="P3"><text:span text:style-name="T1">B. Sc. Hons. Computer Science : </text:span>Asutosh College, University of Calcutta <text:span text:style-name="T1">(73.75%)</text:span></text:p>
      <text:p text:style-name="P3"><text:span text:style-name="T1">Higher Secondary : </text:span>Jodhpur Park Boys High School, Kolkata, West Bengal <text:span text:style-name="T1">(80%)</text:span></text:p>
      <text:p text:style-name="P3"><text:span text:style-name="T1">Secondary : </text:span>Sarisha R.K.M Sikshamandir, Sarisha, West Bengal <text:span text:style-name="T1">(87.14%)</text:span></text:p>
      <text:p text:style-name="P3"/>
      <text:p text:style-name="P2">SKILL</text:p>
      <text:p text:style-name="P29"/>
      <text:p text:style-name="Standard"><text:span text:style-name="T12">Competitive Programming - </text:span><text:a xlink:type="simple" xlink:href="https://leetcode.com/navenduduari/" text:style-name="Internet_20_link" text:visited-style-name="Visited_20_Internet_20_Link"><text:span text:style-name="T1">https://leetcode.com/navenduduari/</text:span></text:a></text:p>
      <text:p text:style-name="P6">Database Design for Practical Purpose </text:p>
      <text:list xml:id="list2739919899" text:style-name="L1">
        <text:list-item>
          <text:p text:style-name="P15">Cost vs Performance Tradeoff</text:p>
        </text:list-item>
      </text:list>
      <text:list xml:id="list1552986161" text:style-name="L2">
        <text:list-item>
          <text:p text:style-name="P16">Minimum Schema Change</text:p>
        </text:list-item>
      </text:list>
      <text:list xml:id="list614312423" text:style-name="L3">
        <text:list-item>
          <text:p text:style-name="P17">Scaling</text:p>
        </text:list-item>
      </text:list>
      <text:p text:style-name="P6">Web API Design</text:p>
      <text:list xml:id="list2368572373" text:style-name="L4">
        <text:list-item>
          <text:p text:style-name="P18">Single CRUD and Bulk CRUD with eventual consistency</text:p>
        </text:list-item>
      </text:list>
      <text:list xml:id="list2791307413" text:style-name="L5">
        <text:list-item>
          <text:p text:style-name="P19">Version Management</text:p>
        </text:list-item>
      </text:list>
      <text:list xml:id="list4173235327" text:style-name="L6">
        <text:list-item>
          <text:p text:style-name="P20">Benchmarking</text:p>
        </text:list-item>
      </text:list>
      <text:list xml:id="list2968833836" text:style-name="L7">
        <text:list-item>
          <text:p text:style-name="P21">Telemetry</text:p>
        </text:list-item>
      </text:list>
      <text:p text:style-name="P14">APM</text:p>
      <text:list xml:id="list3806026332" text:style-name="L8">
        <text:list-item>
          <text:p text:style-name="P22">System Monitoring</text:p>
        </text:list-item>
      </text:list>
      <text:list xml:id="list646601704" text:style-name="L9">
        <text:list-item>
          <text:p text:style-name="P23">Events for Debugging</text:p>
        </text:list-item>
      </text:list>
      <text:p text:style-name="P14">Client Side Performance</text:p>
      <text:list xml:id="list1674012562" text:style-name="L10">
        <text:list-item>
          <text:p text:style-name="P24">Re-definition of State Stores</text:p>
        </text:list-item>
      </text:list>
      <text:p text:style-name="P29"/>
      <text:p text:style-name="P2">TOOLKIT [SO FAR…]</text:p>
      <text:p text:style-name="P3"/>
      <text:p text:style-name="P3"><text:span text:style-name="T1">Adaptable</text:span> to new technologies with a good learning curve</text:p>
      <text:p text:style-name="P3"><text:span text:style-name="T1">Pragramming Language –</text:span><text:span text:style-name="T3"> <text:s/></text:span>Go, TypeScript, <text:s/>C++, JavaScript</text:p>
      <text:p text:style-name="P3"><text:soft-page-break/><text:span text:style-name="T1">Web Development Technology –</text:span><text:span text:style-name="T3"> </text:span>Node.js, React.js, GraphQL, REST, Websocket</text:p>
      <text:p text:style-name="P3"><text:span text:style-name="T1">Database Technology –</text:span><text:span text:style-name="T3"> </text:span>PostgreSQL, Cassandra, MongoDB, Redis</text:p>
      <text:p text:style-name="P3"><text:span text:style-name="T1">CI/CD - </text:span>Gitlab runners, Docker deployments, Standard Test Integrations and reportings</text:p>
      <text:p text:style-name="P3"><text:span text:style-name="T1">DevOps Technology –</text:span><text:span text:style-name="T3"> Log management, </text:span>Git, Docker, curl, postman</text:p>
      <text:p text:style-name="P3"><text:span text:style-name="T1">Others – </text:span>Vim, Git Flow, AWS, JWT</text:p>
      <text:p text:style-name="P3"/>
      <text:p text:style-name="P2">INTEREST</text:p>
      <text:p text:style-name="P3"/>
      <text:p text:style-name="P3"><text:span text:style-name="T1">Finance</text:span> <text:span text:style-name="T1">–</text:span> Learning and practicing to invest</text:p>
      <text:p text:style-name="P3"><text:span text:style-name="T1">Sports</text:span> <text:span text:style-name="T1">–</text:span> School-level certificates holder for various sport events</text:p>
      <text:p text:style-name="P3"><text:span text:style-name="T1">Cooking</text:span> </text:p>
      <text:p text:style-name="P3"/>
      <text:p text:style-name="P2">PROJECT</text:p>
      <text:p text:style-name="P3"/>
      <text:p text:style-name="P6">FlyBy</text:p>
      <text:p text:style-name="P10"><text:a xlink:type="simple" xlink:href="http://letsflyby.com/" text:style-name="Internet_20_link" text:visited-style-name="Visited_20_Internet_20_Link"><text:span text:style-name="T11">letsflyby.com</text:span></text:a><text:span text:style-name="T11"> - </text:span><text:a xlink:type="simple" xlink:href="https://chrome.google.com/webstore/detail/flyby/mhnimggcnbmkknogbhelbjdddfbilkon?hl=en-GB&amp;authuser=3" text:style-name="Internet_20_link" text:visited-style-name="Visited_20_Internet_20_Link">https://chrome.google.com/webstore/detail/flyby/mhnimggcnbmkknogbhelbjdddfbilkon?hl=en-GB&amp;authuser=3</text:a></text:p>
      <text:p text:style-name="P3">Flyby is a communication tool for team<text:span text:style-name="T18">s</text:span> which have short-lived sessions and enable communication with text, voice, video and screenshare</text:p>
      <text:list xml:id="list3638147246" text:style-name="L11">
        <text:list-item>
          <text:p text:style-name="P25">Materialising graph in relational database for small to medium scale</text:p>
        </text:list-item>
        <text:list-item>
          <text:p text:style-name="P30"><text:span text:style-name="T11">Clever database design to have almost al</text:span><text:span text:style-name="T13">l</text:span><text:span text:style-name="T11"> the queries run on index by managing consistency manually</text:span></text:p>
        </text:list-item>
        <text:list-item>
          <text:p text:style-name="P25">An infinitely scalable api server with socket services centralised removes load on caching layer</text:p>
        </text:list-item>
        <text:list-item>
          <text:p text:style-name="P25">Customised client side differ to reduce data transport between chrome extension runtime and browser page runtime</text:p>
        </text:list-item>
        <text:list-item>
          <text:p text:style-name="P25">A scalable logging infrastructure which also enables low scale app telemetry to reduce cost of infrastructure</text:p>
        </text:list-item>
        <text:list-item>
          <text:p text:style-name="P25">Basic incident reporting</text:p>
        </text:list-item>
      </text:list>
      <text:list xml:id="list1533167186" text:style-name="L12">
        <text:list-item>
          <text:p text:style-name="P34">Various experience features(drag-n-drop image/link, link preview, copy message, minimize frame, chrome notification, <text:span text:style-name="T14">socket management</text:span> etc.)</text:p>
        </text:list-item>
        <text:list-item>
          <text:p text:style-name="P34">Chrome API, DynamoDB, REST, <text:s/>React.js, Jest.js, TypeScript</text:p>
        </text:list-item>
      </text:list>
      <text:p text:style-name="P6">YoursOwn</text:p>
      <text:p text:style-name="P11"><text:a xlink:type="simple" xlink:href="http://yoursown.com/" text:style-name="Internet_20_link" text:visited-style-name="Visited_20_Internet_20_Link"><text:span text:style-name="T11">yoursown.com</text:span></text:a></text:p>
      <text:p text:style-name="P27">A small scale social network within college where students can get feed of peer activity, college news etc</text:p>
      <text:list xml:id="list3176079209" text:style-name="L13">
        <text:list-item>
          <text:p text:style-name="P31"><text:span text:style-name="T16">A</text:span><text:span text:style-name="T15">nalyze and understand business </text:span><text:span text:style-name="T17">and</text:span><text:span text:style-name="T15"> user requirements to create </text:span><text:span text:style-name="T16">r</text:span><text:span text:style-name="T15">eliable and efficient database design models as well as write code to interact with databases</text:span></text:p>
        </text:list-item>
      </text:list>
      <text:list xml:id="list2973884301" text:style-name="L14">
        <text:list-item>
          <text:p text:style-name="P33">Built and deployed Docker containers to break up monolithic app into microservices, improving developer workflow, increasing scalability, and optimizing speed</text:p>
        </text:list-item>
      </text:list>
      <text:list xml:id="list868011861" text:style-name="L15">
        <text:list-item>
          <text:p text:style-name="P26">CRUD operations, Document upload/download, Captcha generation, Real-time notification </text:p>
        </text:list-item>
      </text:list>
      <text:list xml:id="list225101925913735" text:style-name="L12">
        <text:list-item>
          <text:p text:style-name="P34">PostgrSQL, Cassandra, S3, GraphQL, Websocket, Redis, Go</text:p>
        </text:list-item>
      </text:list>
      <text:p text:style-name="P6">go-echo-blog</text:p>
      <text:p text:style-name="P3"><text:a xlink:type="simple" xlink:href="https://github.com/NavenduDuari/go-echo-blog" text:style-name="Internet_20_link" text:visited-style-name="Visited_20_Internet_20_Link">github.com/NavenduDuari/go-echo-blog</text:a></text:p>
      <text:list xml:id="list225102006218481" text:style-name="L12">
        <text:list-item>
          <text:p text:style-name="P36">CRUD application</text:p>
        </text:list-item>
        <text:list-item>
          <text:p text:style-name="P36">Signup/Login(password/OTP)</text:p>
        </text:list-item>
        <text:list-item>
          <text:p text:style-name="P36"><text:soft-page-break/>JWT authentication</text:p>
        </text:list-item>
        <text:list-item>
          <text:p text:style-name="P34">PostgreSQL, SNS, REST(echo), Go</text:p>
        </text:list-item>
      </text:list>
      <text:p text:style-name="P6">goinfo</text:p>
      <text:p text:style-name="P9"><text:a xlink:type="simple" xlink:href="http://github.com/NavenduDuari/goinfo" text:style-name="Internet_20_link" text:visited-style-name="Visited_20_Internet_20_Link">github.com/NavenduDuari/goinfo</text:a></text:p>
      <text:p text:style-name="P32">Experience CLI through WhatsApp (Basic application for programmed WhatsApp communication)</text:p>
      <text:list xml:id="list225102908330201" text:style-name="L12">
        <text:list-item>
          <text:p text:style-name="P38"><text:span text:style-name="T5">crypto –</text:span><text:span text:style-name="T4"> gives prices of crypto-currencies</text:span></text:p>
        </text:list-item>
        <text:list-item>
          <text:p text:style-name="P38"><text:span text:style-name="T5">covid</text:span><text:span text:style-name="T4"> – covid19 tracker for India</text:span></text:p>
        </text:list-item>
        <text:list-item>
          <text:p text:style-name="P38"><text:span text:style-name="T5">gogit</text:span><text:span text:style-name="T4"> – gives basic insights of Github profile</text:span></text:p>
        </text:list-item>
        <text:list-item>
          <text:p text:style-name="P34">Go, various APIs</text:p>
        </text:list-item>
      </text:list>
      <text:p text:style-name="P7">LifeLine</text:p>
      <text:p text:style-name="P5"><text:a xlink:type="simple" xlink:href="http://life-line-demo.herokuapp.com/" text:style-name="Internet_20_link" text:visited-style-name="Visited_20_Internet_20_Link"><text:span text:style-name="T4">life-line-demo.herokuapp.com</text:span></text:a></text:p>
      <text:p text:style-name="P28">Blood donor information app</text:p>
      <text:list xml:id="list225102607699764" text:style-name="L12">
        <text:list-item>
          <text:p text:style-name="P35">MongoDB, REST, Node.js, React.js, Redux.js</text:p>
        </text:list-item>
      </text:list>
      <text:p text:style-name="P6">Others</text:p>
      <text:p text:style-name="P4"><text:a xlink:type="simple" xlink:href="https://github.com/NavenduDuari" text:style-name="Internet_20_link" text:visited-style-name="Visited_20_Internet_20_Link"><text:span text:style-name="T4">github.com/NavenduDuari</text:span></text:a></text:p>
      <text:list xml:id="list225102702967274" text:style-name="L12">
        <text:list-item>
          <text:p text:style-name="P38"><text:span text:style-name="T9">getblk</text:span><text:span text:style-name="T10"> - </text:span><text:span text:style-name="T4">Implementation of getblk algorithm in a multi-threading environment</text:span></text:p>
        </text:list-item>
        <text:list-item>
          <text:p text:style-name="P39"><text:span text:style-name="T8">fb-bot</text:span><text:span text:style-name="T7"> - </text:span><text:span text:style-name="T4">A simple Facebook bot using Puppeteer</text:span></text:p>
        </text:list-item>
        <text:list-item>
          <text:p text:style-name="P39"><text:span text:style-name="T6">gocoin</text:span><text:span text:style-name="T4"> - <text:s/>A CLI that gives data of crypto-currencies</text:span></text:p>
        </text:list-item>
        <text:list-item>
          <text:p text:style-name="P37">Basic blockchain implementa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9T01:45:33.511155825</dc:date>
    <meta:editing-duration>PT40M20S</meta:editing-duration>
    <meta:editing-cycles>9</meta:editing-cycles>
    <meta:document-statistic meta:table-count="0" meta:image-count="0" meta:object-count="0" meta:page-count="3" meta:paragraph-count="87" meta:word-count="520" meta:character-count="3841" meta:non-whitespace-character-count="3408"/>
  </office:meta>
</office:document-meta>
</file>